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7.98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4.1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11mm" fo:break-before="auto" style:use-optimal-row-height="false"/>
    </style:style>
    <style:style style:name="ro9" style:family="table-row">
      <style:table-row-properties style:row-height="7.43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7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Excel_5f_BuiltIn_5f_Percent" style:data-style-name="N15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Excel_5f_BuiltIn_5f_Percent" style:data-style-name="N15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fo:background-color="#ffffff" fo:border="#000000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start"/>
      <style:text-properties fo:color="#000000" style:text-line-through-style="none" style:text-line-through-type="none" fo:font-family="'Courier New'" fo:font-size="9pt" fo:font-style="normal" style:text-underline-style="none"/>
    </style:style>
    <style:style style:name="P2" style:family="paragraph">
      <loext:graphic-properties draw:fill="none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use-window-font-color="true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9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/>
          <table:table-cell table:style-name="ce3" office:value-type="string" calcext:value-type="string">
            <text:p>Libraries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/>
          <table:table-cell table:style-name="ce4" office:value-type="string" calcext:value-type="string">
            <text:p>Load libraries from</text:p>
          </table:table-cell>
          <table:table-cell table:style-name="ce4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5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7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table:formula="of:=INFO.OBBA.OBBA.OBCONTROLPANELSETVISIBLE([.C8])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4"/>
          <table:table-cell table:style-name="ce6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1.0" calcext:value-type="string">
            <text:p>6.1.0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Box1" form:control-implementation="ooo:com.sun.star.form.component.TextField" xml:id="control1" form:id="control1" form:value="&#13;&#10;import net.finmath.exception.CalculationException;&#13;&#10;import net.finmath.monteCarlo.assetDerivativeValuation.products.AbstractAssetMonteCarloProduct;&#13;&#10;import net.finmath.monteCarlo.assetDerivativeValuation.AssetModelMonteCarloSimulationInterface;&#13;&#10;import net.finmath.stochastic.ImmutableRandomVariableInterface;&#13;&#10;import net.finmath.stochastic.RandomVariableInterface;&#13;&#10;&#13;&#10;public class UserDefiniedAssetDerivative extends AbstractAssetMonteCarloProduct {&#13;&#10;&#13;&#10;&#9;double maturity;&#13;&#10;&#9;double strike;&#13;&#10;&#13;&#10;&#9;public UserDefiniedAssetDerivative(double maturity, double strike) {&#13;&#10;&#9;&#9;super();&#13;&#10;&#9;&#9;this.maturity&#9;= maturity;&#13;&#10;&#9;&#9;this.strike&#9;&#9;= strike;&#13;&#10;&#9;}&#13;&#10;&#13;&#10;&#9;public RandomVariableInterface getValues(double evaluationTime, AssetModelMonteCarloSimulationInterface model) throws CalculationException {&#13;&#10;&#9;&#9;// Get underlying and numeraire&#13;&#10;&#9;&#9;RandomVariableInterface underlyingAtMaturity&#9;= model.getAssetValue(maturity,0);&#13;&#10;&#13;&#10;&#9;&#9;// The payoff&#13;&#10;&#9;&#9;RandomVariableInterface values = underlyingAtMaturity.sub(strike).floor(0.0);&#13;&#10;&#13;&#10;&#9;&#9;// Discounting...&#13;&#10;&#9;&#9;ImmutableRandomVariableInterface&#9;numeraireAtMaturity&#9;&#9;= model.getNumeraire(maturity);&#13;&#10;&#9;&#9;values.div(numeraireAtMaturity);&#13;&#10;&#13;&#10;&#9;&#9;// ...to evaluation time.&#13;&#10;&#9;&#9;ImmutableRandomVariableInterface&#9;numeraireAtZero&#9;&#9;&#9;&#9;= model.getNumeraire(evaluationTime);&#13;&#10;&#9;&#9;values.mult(numeraireAtZero);&#13;&#10;&#13;&#10;&#9;&#9;return values;&#13;&#10;&#9;}&#13;&#10;}&#13;&#10;" form:convert-empty-to-null="true" form:linked-cell="MonteCarloBlackScholes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</form:textarea>
          </form:form>
        </office:forms>
        <table:table-column table:style-name="co6" table:default-cell-style-name="ce10"/>
        <table:table-column table:style-name="co7" table:number-columns-repeated="255" table:default-cell-style-name="ce10"/>
        <table:table-row table:style-name="ro1">
          <table:table-cell table:number-columns-repeated="256"/>
        </table:table-row>
        <table:table-row table:style-name="ro3">
          <table:table-cell/>
          <table:table-cell table:style-name="ce11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 calcext:value-type="string">
            <text:p>Monte Carlo Black Scholes Model: This sheet illustrates the use of the class net.finmath.montecarlo.assetderivativevaluation.MonteCarloBlackScholesModel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46" office:value-type="string" calcext:value-type="string" table:number-columns-spanned="10" table:number-rows-spanned="1">
            <text:p>IMPORTANT: It is required that Obba runs under a JDK. A JRE is not sufficient (JDK is needed to instantiate “info.obba.javatools.Compiler”).</text:p>
          </table:table-cell>
          <table:covered-table-cell table:number-columns-repeated="7" table:style-name="ce46"/>
          <table:covered-table-cell table:number-columns-repeated="2" table:style-name="ce24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" office:value-type="string" calcext:value-type="string">
            <text:p>Time Discretization</text:p>
          </table:table-cell>
          <table:table-cell table:style-name="ce14"/>
          <table:table-cell/>
          <table:table-cell table:style-name="ce14" office:value-type="string" calcext:value-type="string">
            <text:p>Monte Carlo Black Scholes Model</text:p>
          </table:table-cell>
          <table:table-cell table:style-name="ce14"/>
          <table:table-cell/>
          <table:table-cell table:style-name="ce14" office:value-type="string" calcext:value-type="string">
            <text:p>User Defined Product</text:p>
          </table:table-cell>
          <table:table-cell table:style-name="ce14"/>
          <table:table-cell/>
          <table:table-cell table:style-name="ce14" office:value-type="string" calcext:value-type="string">
            <text:p>Java Class (compile source)</text:p>
          </table:table-cell>
          <table:table-cell table:style-name="ce14"/>
          <table:table-cell table:number-columns-repeated="243"/>
          <table:table-cell table:style-name="ce35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time.TimeDiscretizationFromArray</text:p>
          </table:table-cell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BlackScholesModel</text:p>
          </table:table-cell>
          <table:table-cell table:number-columns-repeated="249"/>
          <table:table-cell table:style-name="ce35"/>
        </table:table-row>
        <table:table-row table:style-name="ro1">
          <table:table-cell/>
          <table:table-cell table:style-name="ce15" office:value-type="string" calcext:value-type="string">
            <text:p>Parameters:</text:p>
          </table:table-cell>
          <table:table-cell table:style-name="ce15"/>
          <table:table-cell/>
          <table:table-cell table:style-name="ce15" office:value-type="string" calcext:value-type="string">
            <text:p>Parameters:</text:p>
          </table:table-cell>
          <table:table-cell table:style-name="ce15"/>
          <table:table-cell/>
          <table:table-cell table:style-name="ce15" office:value-type="string" calcext:value-type="string">
            <text:p>Parameters:</text:p>
          </table:table-cell>
          <table:table-cell table:style-name="ce15"/>
          <table:table-cell/>
          <table:table-cell table:style-name="ce15" office:value-type="string" calcext:value-type="string">
            <text:p>Object (of type „Class“)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5">
          <table:table-cell/>
          <table:table-cell table:style-name="ce16" table:formula="of:=INFO.OBBA.OBBA.OBMAKE(&quot;td.start&quot;;&quot;double&quot;;[.C9])" office:value-type="string" office:string-value="td.start &#10;[3675]" calcext:value-type="string">
            <text:p>td.start </text:p>
            <text:p>[3675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[.B14]" office:value-type="string" office:string-value="timeDiscretization &#10;[3688]" calcext:value-type="string">
            <text:p>timeDiscretization </text:p>
            <text:p>[3688]</text:p>
          </table:table-cell>
          <table:table-cell table:number-columns-repeated="2"/>
          <table:table-cell table:style-name="ce16" table:formula="of:=INFO.OBBA.OBBA.OBMAKE(&quot;optionMaturity&quot;;&quot;double&quot;;[.I9])" office:value-type="string" office:string-value="optionMaturity &#10;[3674]" calcext:value-type="string">
            <text:p>optionMaturity </text:p>
            <text:p>[3674]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formula="of:=INFO.OBBA.OBBA.OBCALL(&quot;userDefiniedAssetDerivativeObject&quot;;[.L12];obLibs&amp;&quot;sourceToClass&quot;;INFO.OBBA.OBBA.OBMAKE(&quot;&quot;;&quot;String&quot;;[.L13]);INFO.OBBA.OBBA.OBMAKE(&quot;&quot;;&quot;String&quot;;[.B20]))" office:value-type="string" office:string-value="" calcext:value-type="error">
            <text:p>#VALUE!</text:p>
          </table:table-cell>
          <table:table-cell table:style-name="ce31"/>
          <table:table-cell table:number-columns-repeated="243"/>
          <table:table-cell table:style-name="ce35"/>
        </table:table-row>
        <table:table-row table:style-name="ro5">
          <table:table-cell/>
          <table:table-cell table:style-name="ce16" table:formula="of:=INFO.OBBA.OBBA.OBMAKE(&quot;td.num&quot;;&quot;int&quot;;[.C10])" office:value-type="string" office:string-value="td.num &#10;[3676]" calcext:value-type="string">
            <text:p>td.num </text:p>
            <text:p>[3676]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table:formula="of:=INFO.OBBA.OBBA.OBMAKE(&quot;numberOfPaths&quot;;&quot;int&quot;;[.F10])" office:value-type="string" office:string-value="numberOfPaths &#10;[3678]" calcext:value-type="string">
            <text:p>numberOfPaths </text:p>
            <text:p>[3678]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6" table:formula="of:=INFO.OBBA.OBBA.OBMAKE(&quot;optionStrike&quot;;&quot;double&quot;;[.I10])" office:value-type="string" office:string-value="optionStrike &#10;[3683]" calcext:value-type="string">
            <text:p>optionStrike </text:p>
            <text:p>[3683]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 table:formula="of:=IF(AND(NOT(ISERROR([.L12]));ISERROR([.K9]));&quot;COMPILATION ERROR (check console)&quot;;&quot;&quot;)">
            <text:p/>
          </table:table-cell>
          <table:table-cell table:number-columns-repeated="244"/>
          <table:table-cell table:style-name="ce35"/>
        </table:table-row>
        <table:table-row table:style-name="ro5">
          <table:table-cell/>
          <table:table-cell table:style-name="ce16" table:formula="of:=INFO.OBBA.OBBA.OBMAKE(&quot;td.step&quot;;&quot;double&quot;;[.C11])" office:value-type="string" office:string-value="td.step &#10;[3677]" calcext:value-type="string">
            <text:p>td.step </text:p>
            <text:p>[3677]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16" table:formula="of:=INFO.OBBA.OBBA.OBMAKE(&quot;initialValue&quot;;&quot;double&quot;;[.F11])" office:value-type="string" office:string-value="initialValue &#10;[3679]" calcext:value-type="string">
            <text:p>initialValue </text:p>
            <text:p>[3679]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4"/>
          <table:table-cell table:style-name="ce15" office:value-type="string" calcext:value-type="string">
            <text:p>Parameters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5">
          <table:table-cell table:number-columns-repeated="4"/>
          <table:table-cell table:style-name="ce16" table:formula="of:=INFO.OBBA.OBBA.OBMAKE(&quot;riskFreeRate&quot;;&quot;double&quot;;[.F12])" office:value-type="string" office:string-value="riskFreeRate &#10;[3680]" calcext:value-type="string">
            <text:p>riskFreeRate </text:p>
            <text:p>[3680]</text:p>
          </table:table-cell>
          <table:table-cell table:style-name="ce20" office:value-type="percentage" office:value="0.05" calcext:value-type="percentage">
            <text:p>5%</text:p>
          </table:table-cell>
          <table:table-cell/>
          <table:table-cell table:style-name="ce15" office:value-type="string" calcext:value-type="string">
            <text:p>Object:</text:p>
          </table:table-cell>
          <table:table-cell table:style-name="ce15"/>
          <table:table-cell/>
          <table:table-cell table:style-name="ce26" office:value-type="string" calcext:value-type="string">
            <text:p>Compiler:</text:p>
          </table:table-cell>
          <table:table-cell table:style-name="ce16" table:formula="of:=INFO.OBBA.OBBA.OBMAKE(&quot;JavaCompiler&quot;;&quot;info.obba.javatools.Compiler&quot;)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5">
          <table:table-cell/>
          <table:table-cell table:style-name="ce15" office:value-type="string" calcext:value-type="string">
            <text:p>Object:</text:p>
          </table:table-cell>
          <table:table-cell table:style-name="ce15"/>
          <table:table-cell/>
          <table:table-cell table:style-name="ce16" table:formula="of:=INFO.OBBA.OBBA.OBMAKE(&quot;volatility&quot;;&quot;double&quot;;[.F13])" office:value-type="string" office:string-value="volatility &#10;[3681]" calcext:value-type="string">
            <text:p>volatility </text:p>
            <text:p>[3681]</text:p>
          </table:table-cell>
          <table:table-cell table:style-name="ce21" office:value-type="percentage" office:value="0.2" calcext:value-type="percentage">
            <text:p>20%</text:p>
          </table:table-cell>
          <table:table-cell/>
          <table:table-cell table:formula="of:=INFO.OBBA.OBBA.OBMAKE(&quot;userDefinedProduct&quot;;[.K9];[.H9:.H10])" office:value-type="string" office:string-value="" calcext:value-type="error">
            <text:p>#VALUE!</text:p>
          </table:table-cell>
          <table:table-cell table:number-columns-repeated="2"/>
          <table:table-cell table:style-name="ce26" office:value-type="string" calcext:value-type="string">
            <text:p>Class Name: </text:p>
          </table:table-cell>
          <table:table-cell table:style-name="ce32" office:value-type="string" calcext:value-type="string">
            <text:p>UserDefiniedAssetDerivative</text:p>
          </table:table-cell>
          <table:table-cell table:number-columns-repeated="243"/>
          <table:table-cell table:style-name="ce35"/>
        </table:table-row>
        <table:table-row table:style-name="ro6">
          <table:table-cell/>
          <table:table-cell table:style-name="ce16" table:formula="of:=INFO.OBBA.OBBA.OBMAKE(&quot;timeDiscretization&quot;;obLibs&amp;[.C7];[.B9:.B11])" office:value-type="string" office:string-value="timeDiscretization &#10;[3688]" calcext:value-type="string">
            <text:p>timeDiscretization </text:p>
            <text:p>[3688]</text:p>
          </table:table-cell>
          <table:table-cell table:number-columns-repeated="8"/>
          <table:table-cell table:style-name="ce27" table:formula="of:=IF(ISERROR([.L12]);&quot;UNABLE TO CREATE COMPILER! &quot;;&quot;&quot;)" office:value-type="string" office:string-value="UNABLE TO CREATE COMPILER! " calcext:value-type="string">
            <text:p>UNABLE TO CREATE COMPILER! </text:p>
          </table:table-cell>
          <table:table-cell table:style-name="ce33"/>
          <table:table-cell table:number-columns-repeated="243"/>
          <table:table-cell table:style-name="ce35"/>
        </table:table-row>
        <table:table-row table:style-name="ro1">
          <table:table-cell table:number-columns-repeated="4"/>
          <table:table-cell table:style-name="ce15" office:value-type="string" calcext:value-type="string">
            <text:p>Object:</text:p>
          </table:table-cell>
          <table:table-cell table:style-name="ce15"/>
          <table:table-cell table:number-columns-repeated="7"/>
          <table:table-cell table:style-name="ce33" table:number-columns-repeated="2"/>
          <table:table-cell table:number-columns-repeated="240"/>
          <table:table-cell table:style-name="ce35"/>
        </table:table-row>
        <table:table-row table:style-name="ro6">
          <table:table-cell table:number-columns-repeated="4"/>
          <table:table-cell table:style-name="ce16" table:formula="of:=INFO.OBBA.OBBA.OBMAKE(&quot;monteCarloBlackScholes&quot;;obLibs&amp;[.F7];[.E9:.E13])" office:value-type="string" office:string-value="monteCarloBlackScholes &#10;[3689]" calcext:value-type="string">
            <text:p>monteCarloBlackScholes </text:p>
            <text:p>[3689]</text:p>
          </table:table-cell>
          <table:table-cell table:number-columns-repeated="5"/>
          <table:table-cell table:style-name="ce28" office:value-type="string" calcext:value-type="string">
            <text:p>Result</text:p>
          </table:table-cell>
          <table:table-cell table:style-name="ce28"/>
          <table:table-cell table:number-columns-repeated="243"/>
          <table:table-cell table:style-name="ce35"/>
        </table:table-row>
        <table:table-row table:style-name="ro1">
          <table:table-cell table:number-columns-repeated="5"/>
          <table:table-cell table:style-name="ce22"/>
          <table:table-cell table:number-columns-repeated="249"/>
          <table:table-cell table:style-name="ce35"/>
        </table:table-row>
        <table:table-row table:style-name="ro1">
          <table:table-cell table:number-columns-repeated="5"/>
          <table:table-cell table:style-name="ce23"/>
          <table:table-cell table:number-columns-repeated="4"/>
          <table:table-cell table:style-name="ce29" office:value-type="string" calcext:value-type="string">
            <text:p>Value:</text:p>
          </table:table-cell>
          <table:table-cell table:style-name="ce34" table:formula="of:=INFO.OBBA.OBBA.OBGET(INFO.OBBA.OBBA.OBCALL(&quot;&quot;;[.H13];&quot;getValue&quot;;[.$E$16]))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table-cell table:style-name="ce14" office:value-type="string" calcext:value-type="string">
            <text:p>Source Code (Note: Compilation errors are printed to the Java console):</text:p>
          </table:table-cell>
          <table:table-cell table:style-name="ce14" table:number-columns-repeated="4"/>
          <table:table-cell table:number-columns-repeated="4"/>
          <table:table-cell table:formula="of:=INFO.OBBA.OBBA.OBGET(INFO.OBBA.OBBA.OBCALL(&quot;&quot;;[.H13];&quot;getValues&quot;;[.$E$16]))" office:value-type="string" office:string-value="" calcext:value-type="error">
            <text:p>#VALUE!</text:p>
          </table:table-cell>
          <table:table-cell table:number-columns-repeated="244"/>
          <table:table-cell table:style-name="ce35"/>
        </table:table-row>
        <table:table-row table:style-name="ro7">
          <table:table-cell>
            <draw:control table:end-cell-address="MonteCarloBlackScholes.J47" table:end-x="26.25mm" table:end-y="2.11mm" draw:z-index="1" draw:name="TextBox1" draw:style-name="gr1" draw:text-style-name="P1" svg:width="250.36mm" svg:height="119.49mm" svg:x="9.48mm" svg:y="0.27mm" draw:control="control1"/>
          </table:table-cell>
          <table:table-cell table:style-name="ce17" office:value-type="string" calcext:value-type="string" table:number-columns-spanned="5" table:number-rows-spanned="20">
            <text:p/>
            <text:p>package net.finmath.demo;</text:p>
            <text:p/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;</text:p>
            <text:p>import net.finmath.stochastic.RandomVariable;</text:p>
            <text:p/>
            <text:p>public class UserDefiniedAssetDerivative extends AbstractAssetMonteCarloProduct {</text:p>
            <text:p/>
            <text:p>private double maturity;</text:p>
            <text:p>private double strike;</text:p>
            <text:p/>
            <text:p>public UserDefiniedAssetDerivative(double maturity, double strike) {</text:p>
            <text:p>super();</text:p>
            <text:p>  this.maturity = maturity;</text:p>
            <text:p>  this.strike = strike;</text:p>
            <text:p>}</text:p>
            <text:p/>
            <text:p>public RandomVariableInterface getValue(double evaluationTime, AssetModelMonteCarloSimulation model) throws CalculationException {</text:p>
            <text:p>  // Get underlying and numeraire</text:p>
            <text:p>  RandomVariable underlyingAtMaturity = model.getAssetValue(maturity,0);</text:p>
            <text:p/>
            <text:p>  // The payoff</text:p>
            <text:p>  RandomVariable values = underlyingAtMaturity.sub(strike).floor(0.0);</text:p>
            <text:p/>
            <text:p>  // Discounting...</text:p>
            <text:p>  RandomVariable numeraireAtMaturity = model.getNumeraire(maturity);</text:p>
            <text:p>  values = values.div(numeraireAtMaturity);</text:p>
            <text:p/>
            <text:p>  // ...to evaluation time.</text:p>
            <text:p>  RandomVariable numeraireAtZero = model.getNumeraire(evaluationTime);</text:p>
            <text:p>  values = values.mult(numeraireAtZero);</text:p>
            <text:p/>
            <text:p>  return values;</text:p>
            <text:p>}</text:p>
            <text:p>}</text:p>
            <text:p/>
          </table:table-cell>
          <table:covered-table-cell table:number-columns-repeated="4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style-name="ce51" office:value-type="string" calcext:value-type="string"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Interface;</text:p>
            <text:p>import net.finmath.stochastic.ImmutableRandomVariableInterface;</text:p>
            <text:p>import net.finmath.stochastic.RandomVariableInterface;</text:p>
            <text:p/>
            <text:p>public class UserDefiniedAssetDerivative extends AbstractAssetMonteCarloProduct {</text:p>
            <text:p/>
            <text:p>double maturity;</text:p>
            <text:p>double strike;</text:p>
            <text:p/>
            <text:p>/**</text:p>
            <text:p> * @param strike</text:p>
            <text:p> * @param maturity</text:p>
            <text:p> */</text:p>
            <text:p>public UserDefiniedAssetDerivative(double maturity, double strike) {</text:p>
            <text:p>this.maturity= maturity;</text:p>
            <text:p>this.strike= strike;</text:p>
            <text:p>}</text:p>
            <text:p/>
            <text:p>/**</text:p>
            <text:p> * This method returns the value random variable of the product within the specified model, evaluated at a given evalutationTime.</text:p>
            <text:p> * Note: For a lattice this is often the value conditional to evalutationTime, for a Monte-Carlo simulation this is the (sum of) value discounted to evaluation time.</text:p>
            <text:p> * Cashflows prior evaluationTime are not considered.</text:p>
            <text:p> * </text:p>
            <text:p> * @param evaluationTime The time on which this products value should be observed.</text:p>
            <text:p> * @param model The model used to value the product.</text:p>
            <text:p> * @return The random variable representing the value of the product discounted to evaluation time</text:p>
            <text:p> */</text:p>
            <text:p>@Override</text:p>
            <text:p>public RandomVariableInterface getValues(double evaluationTime, AssetModelMonteCarloSimulationInterface model) throws CalculationException {</text:p>
            <text:p>// Get underlying and numeraire</text:p>
            <text:p>RandomVariableInterface underlyingAtMaturity= model.getAssetValue(maturity,0);</text:p>
            <text:p/>
            <text:p>// The payoff</text:p>
            <text:p>RandomVariableInterface values = underlyingAtMaturity.sub(2*strike).floor(0.0);</text:p>
            <text:p/>
            <text:p>// Discounting...</text:p>
            <text:p>ImmutableRandomVariableInterfacenumeraireAtMaturity= model.getNumeraire(maturity);</text:p>
            <text:p>values.div(numeraireAtMaturity);</text:p>
            <text:p/>
            <text:p>// ...to evaluation time.</text:p>
            <text:p>ImmutableRandomVariableInterfacenumeraireAtZero= model.getNumeraire(evaluationTime);</text:p>
            <text:p>values.mult(numeraireAtZero);</text:p>
            <text:p/>
            <text:p>return values;</text:p>
            <text:p>}</text:p>
            <text:p>}</text:p>
            <text:p/>
          </table:covered-table-cell>
          <table:covered-table-cell table:number-columns-repeated="4" table:style-name="ce51"/>
          <table:table-cell table:number-columns-repeated="4"/>
          <table:table-cell>
            <draw:frame table:end-cell-address="MonteCarloBlackScholes.N35" table:end-x="0.03mm" table:end-y="0.28mm" draw:z-index="0" draw:name="Chart 1" draw:style-name="gr2" draw:text-style-name="P2" svg:width="83.87mm" svg:height="59.56mm" svg:x="0.09mm" svg:y="0mm">
              <draw:object draw:notify-on-update-of-ranges="MonteCarloBlackScholes.K38:MonteCarloBlackScholes.K287 MonteCarloBlackScholes.L38:MonteCarloBlackScholes.L28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4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8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9">
          <table:table-cell/>
          <table:covered-table-cell table:number-columns-repeated="5" table:style-name="ce51"/>
          <table:table-cell table:number-columns-repeated="4"/>
          <table:table-cell table:style-name="ce16" table:formula="of:=INFO.OBBA.OBBA.OBCALL(&quot;underlyingValue&quot;;[.E16];&quot;getAssetValue&quot;;[.H9];INFO.OBBA.OBBA.OBMAKE(&quot;&quot;;&quot;int&quot;;0))" office:value-type="string" office:string-value="underlyingValue &#10;[3691]" calcext:value-type="string">
            <text:p>underlyingValue </text:p>
            <text:p>[3691]</text:p>
          </table:table-cell>
          <table:table-cell table:style-name="ce16" table:formula="of:=INFO.OBBA.OBBA.OBCALL(&quot;optionValues&quot;;[.H13];&quot;getValue&quot;;INFO.OBBA.OBBA.OBMAKE(&quot;&quot;;&quot;double&quot;;0);[.$E$16])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5">
          <table:table-cell/>
          <table:covered-table-cell table:number-columns-repeated="5" table:style-name="ce51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4"/>
          <table:table-cell table:style-name="ce30" table:number-matrix-columns-spanned="1" table:number-matrix-rows-spanned="250" table:formula="of:=TRANSPOSE(INFO.OBBA.OBBA.OBGET(INFO.OBBA.OBBA.OBCALL(&quot;&quot;;[.K36];&quot;getRealizations&quot;)))" office:value-type="float" office:value="309.056998480871" calcext:value-type="float">
            <text:p>309,1</text:p>
          </table:table-cell>
          <table:table-cell table:style-name="ce30" table:number-matrix-columns-spanned="1" table:number-matrix-rows-spanned="250" table:formula="of:=TRANSPOSE(INFO.OBBA.OBBA.OBGET(INFO.OBBA.OBBA.OBCALL(&quot;&quot;;[.L36];&quot;getRealizations&quot;)))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covered-table-cell table:number-columns-repeated="5" table:style-name="ce51"/>
          <table:table-cell table:number-columns-repeated="4"/>
          <table:table-cell table:style-name="ce30" office:value-type="float" office:value="59.9487694043639" calcext:value-type="float">
            <text:p>59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5968197334578" calcext:value-type="float">
            <text:p>7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2.068668906819" calcext:value-type="float">
            <text:p>222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0529853520923" calcext:value-type="float">
            <text:p>46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07229014511" calcext:value-type="float">
            <text:p>125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4.3788812780234" calcext:value-type="float">
            <text:p>84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012793615087" calcext:value-type="float">
            <text:p>111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2769488033389" calcext:value-type="float">
            <text:p>66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4718852071058" calcext:value-type="float">
            <text:p>85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165585879246" calcext:value-type="float">
            <text:p>116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6304960055578" calcext:value-type="float">
            <text:p>5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8.943874819569" calcext:value-type="float">
            <text:p>198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3.065447749233" calcext:value-type="float">
            <text:p>183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9.7864572562356" calcext:value-type="float">
            <text:p>49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0.748490742699" calcext:value-type="float">
            <text:p>110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26043804179" calcext:value-type="float">
            <text:p>101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6.418235305366" calcext:value-type="float">
            <text:p>86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7.3227126658305" calcext:value-type="float">
            <text:p>77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2.5094014982714" calcext:value-type="float">
            <text:p>62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4368322056444" calcext:value-type="float">
            <text:p>67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509770911978" calcext:value-type="float">
            <text:p>113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8.4591649254013" calcext:value-type="float">
            <text:p>7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740482604354" calcext:value-type="float">
            <text:p>123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089612318806" calcext:value-type="float">
            <text:p>131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884234127637" calcext:value-type="float">
            <text:p>117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8.481263912654" calcext:value-type="float">
            <text:p>25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8.704190738973" calcext:value-type="float">
            <text:p>208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6817506711611" calcext:value-type="float">
            <text:p>68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9631441725" calcext:value-type="float">
            <text:p>102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9.573245117528" calcext:value-type="float">
            <text:p>149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5182227118561" calcext:value-type="float">
            <text:p>56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597755207944" calcext:value-type="float">
            <text:p>14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7.310327286282" calcext:value-type="float">
            <text:p>127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1.504377563077" calcext:value-type="float">
            <text:p>161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5.864555497545" calcext:value-type="float">
            <text:p>195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0862552145758" calcext:value-type="float">
            <text:p>79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984932527738" calcext:value-type="float">
            <text:p>159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78.542121535402" calcext:value-type="float">
            <text:p>27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8.4843571033246" calcext:value-type="float">
            <text:p>7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0.9512043817369" calcext:value-type="float">
            <text:p>81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432787484972" calcext:value-type="float">
            <text:p>101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2248351018009" calcext:value-type="float">
            <text:p>85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0.978997482106" calcext:value-type="float">
            <text:p>161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5.103370109154" calcext:value-type="float">
            <text:p>135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8.731508780597" calcext:value-type="float">
            <text:p>108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2342105596075" calcext:value-type="float">
            <text:p>68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8.520930754207" calcext:value-type="float">
            <text:p>19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5.860628617724" calcext:value-type="float">
            <text:p>215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35.760208482435" calcext:value-type="float">
            <text:p>335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8871980148642" calcext:value-type="float">
            <text:p>98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1.7636804477435" calcext:value-type="float">
            <text:p>51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8.184739444374" calcext:value-type="float">
            <text:p>128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0.10166070544" calcext:value-type="float">
            <text:p>120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937529873835" calcext:value-type="float">
            <text:p>188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0.3775313027267" calcext:value-type="float">
            <text:p>50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0.990643129536" calcext:value-type="float">
            <text:p>121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5.8329183395762" calcext:value-type="float">
            <text:p>55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4.2238204876231" calcext:value-type="float">
            <text:p>84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3.171838677456" calcext:value-type="float">
            <text:p>133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9945397367925" calcext:value-type="float">
            <text:p>73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9.829397150269" calcext:value-type="float">
            <text:p>189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6.101397087088" calcext:value-type="float">
            <text:p>106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4.406721169149" calcext:value-type="float">
            <text:p>164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5.691678302595" calcext:value-type="float">
            <text:p>135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0018164333" calcext:value-type="float">
            <text:p>116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9.148712754966" calcext:value-type="float">
            <text:p>199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8.111478444961" calcext:value-type="float">
            <text:p>148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6.671907562846" calcext:value-type="float">
            <text:p>136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6.501041611234" calcext:value-type="float">
            <text:p>126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4.409947308376" calcext:value-type="float">
            <text:p>294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2.749855208964" calcext:value-type="float">
            <text:p>182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7.75645872597" calcext:value-type="float">
            <text:p>157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4.847513869885" calcext:value-type="float">
            <text:p>84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4.022514802681" calcext:value-type="float">
            <text:p>164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655044395936" calcext:value-type="float">
            <text:p>179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52707158577" calcext:value-type="float">
            <text:p>159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353178588422" calcext:value-type="float">
            <text:p>79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3.3694975194325" calcext:value-type="float">
            <text:p>63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5.459793124514" calcext:value-type="float">
            <text:p>195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195778315128" calcext:value-type="float">
            <text:p>101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1230539611018" calcext:value-type="float">
            <text:p>81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1.761349851893" calcext:value-type="float">
            <text:p>121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3.827772677564" calcext:value-type="float">
            <text:p>203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6.904440775848" calcext:value-type="float">
            <text:p>206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6.986279893295" calcext:value-type="float">
            <text:p>197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4.447555348525" calcext:value-type="float">
            <text:p>154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9.8228711428225" calcext:value-type="float">
            <text:p>89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667582653754" calcext:value-type="float">
            <text:p>67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0136781266774" calcext:value-type="float">
            <text:p>98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3.2687550306141" calcext:value-type="float">
            <text:p>73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861372481551" calcext:value-type="float">
            <text:p>118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19336964843" calcext:value-type="float">
            <text:p>207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329166862991" calcext:value-type="float">
            <text:p>114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0.632696325837" calcext:value-type="float">
            <text:p>220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2.5516941921532" calcext:value-type="float">
            <text:p>62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610120788235" calcext:value-type="float">
            <text:p>124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0.4273651548952" calcext:value-type="float">
            <text:p>60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9.654281521168" calcext:value-type="float">
            <text:p>49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6.647219701479" calcext:value-type="float">
            <text:p>22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9.458190894379" calcext:value-type="float">
            <text:p>109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7705513226936" calcext:value-type="float">
            <text:p>56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4065086132324" calcext:value-type="float">
            <text:p>66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8.027539163697" calcext:value-type="float">
            <text:p>148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1780325389436" calcext:value-type="float">
            <text:p>68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0402188741184" calcext:value-type="float">
            <text:p>95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6.553284562209" calcext:value-type="float">
            <text:p>16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114150835702" calcext:value-type="float">
            <text:p>107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8264814675954" calcext:value-type="float">
            <text:p>82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3.227684313991" calcext:value-type="float">
            <text:p>103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555176195401" calcext:value-type="float">
            <text:p>118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2.862704722385" calcext:value-type="float">
            <text:p>172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7.1439241131612" calcext:value-type="float">
            <text:p>37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94950749527" calcext:value-type="float">
            <text:p>179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4.5866591227033" calcext:value-type="float">
            <text:p>84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629565023456" calcext:value-type="float">
            <text:p>188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3.379162131339" calcext:value-type="float">
            <text:p>223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027286154752" calcext:value-type="float">
            <text:p>151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931746377335" calcext:value-type="float">
            <text:p>111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8.135302187504" calcext:value-type="float">
            <text:p>108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8.212520522614" calcext:value-type="float">
            <text:p>128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938284474528" calcext:value-type="float">
            <text:p>113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4.291605615278" calcext:value-type="float">
            <text:p>224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4.789493634963" calcext:value-type="float">
            <text:p>184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547320599131" calcext:value-type="float">
            <text:p>129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7.56300342999" calcext:value-type="float">
            <text:p>137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7.9777030066083" calcext:value-type="float">
            <text:p>78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698382307219" calcext:value-type="float">
            <text:p>101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574489203618" calcext:value-type="float">
            <text:p>124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546242072456" calcext:value-type="float">
            <text:p>116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617583801986" calcext:value-type="float">
            <text:p>188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6.771513845129" calcext:value-type="float">
            <text:p>106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7.090522345857" calcext:value-type="float">
            <text:p>187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0563621092755" calcext:value-type="float">
            <text:p>66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4.9022660890661" calcext:value-type="float">
            <text:p>74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2.15172657285" calcext:value-type="float">
            <text:p>222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0.411867509779" calcext:value-type="float">
            <text:p>170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29.223057432696" calcext:value-type="float">
            <text:p>329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5842664202273" calcext:value-type="float">
            <text:p>9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830172312307" calcext:value-type="float">
            <text:p>117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8.826730357871" calcext:value-type="float">
            <text:p>178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1707816446744" calcext:value-type="float">
            <text:p>83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1.439777362537" calcext:value-type="float">
            <text:p>241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9.371373563894" calcext:value-type="float">
            <text:p>139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4.320237186259" calcext:value-type="float">
            <text:p>134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9.411893748771" calcext:value-type="float">
            <text:p>189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8.81119668864" calcext:value-type="float">
            <text:p>258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6.9970029867587" calcext:value-type="float">
            <text:p>37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0.2447858373412" calcext:value-type="float">
            <text:p>80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9.659700059704" calcext:value-type="float">
            <text:p>109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7.071329169423" calcext:value-type="float">
            <text:p>127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5163754723202" calcext:value-type="float">
            <text:p>90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2.938259316508" calcext:value-type="float">
            <text:p>122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393840554774" calcext:value-type="float">
            <text:p>117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8.519571896101" calcext:value-type="float">
            <text:p>10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062623313515" calcext:value-type="float">
            <text:p>88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5692462287566" calcext:value-type="float">
            <text:p>4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4.0855334161794" calcext:value-type="float">
            <text:p>74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3.629474990923" calcext:value-type="float">
            <text:p>143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1449102142143" calcext:value-type="float">
            <text:p>83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834813461722" calcext:value-type="float">
            <text:p>90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1.79125705556" calcext:value-type="float">
            <text:p>221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01.732526846635" calcext:value-type="float">
            <text:p>301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4.086719878592" calcext:value-type="float">
            <text:p>104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9.7804983406978" calcext:value-type="float">
            <text:p>99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9.450914262562" calcext:value-type="float">
            <text:p>49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8.5354316151847" calcext:value-type="float">
            <text:p>7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3.333151311586" calcext:value-type="float">
            <text:p>213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9.2961094356639" calcext:value-type="float">
            <text:p>49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786420186419" calcext:value-type="float">
            <text:p>102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7.769184856855" calcext:value-type="float">
            <text:p>137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6.293347635923" calcext:value-type="float">
            <text:p>176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4119041578684" calcext:value-type="float">
            <text:p>65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5440211981284" calcext:value-type="float">
            <text:p>9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7.879305279919" calcext:value-type="float">
            <text:p>157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5692019201" calcext:value-type="float">
            <text:p>125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37.984002548845" calcext:value-type="float">
            <text:p>538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0.43082057634" calcext:value-type="float">
            <text:p>140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500861411445" calcext:value-type="float">
            <text:p>113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7.475204269295" calcext:value-type="float">
            <text:p>137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078300469754" calcext:value-type="float">
            <text:p>102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4.610925588528" calcext:value-type="float">
            <text:p>194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6.238760980343" calcext:value-type="float">
            <text:p>256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4121437833124" calcext:value-type="float">
            <text:p>72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5.787020538543" calcext:value-type="float">
            <text:p>175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5.69758841515" calcext:value-type="float">
            <text:p>225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9.532744978744" calcext:value-type="float">
            <text:p>149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7.6194356085289" calcext:value-type="float">
            <text:p>77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6956173251923" calcext:value-type="float">
            <text:p>79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3.650869490868" calcext:value-type="float">
            <text:p>143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303526068778" calcext:value-type="float">
            <text:p>118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4.181829543806" calcext:value-type="float">
            <text:p>174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4.600343664845" calcext:value-type="float">
            <text:p>74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9.157940662974" calcext:value-type="float">
            <text:p>209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044081124157" calcext:value-type="float">
            <text:p>68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641658943814" calcext:value-type="float">
            <text:p>146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412279781407" calcext:value-type="float">
            <text:p>82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4.2527660048327" calcext:value-type="float">
            <text:p>84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4.352085836514" calcext:value-type="float">
            <text:p>164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617275149114" calcext:value-type="float">
            <text:p>145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4.065582978503" calcext:value-type="float">
            <text:p>154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1621291422158" calcext:value-type="float">
            <text:p>79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885302740066" calcext:value-type="float">
            <text:p>146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495469232642" calcext:value-type="float">
            <text:p>107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434643685321" calcext:value-type="float">
            <text:p>101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0.566078253108" calcext:value-type="float">
            <text:p>250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73.110449800583" calcext:value-type="float">
            <text:p>273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3.416987686031" calcext:value-type="float">
            <text:p>153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2.639719471641" calcext:value-type="float">
            <text:p>222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3.881191885442" calcext:value-type="float">
            <text:p>143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7.012291852101" calcext:value-type="float">
            <text:p>147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61817293518" calcext:value-type="float">
            <text:p>123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6.90899029123" calcext:value-type="float">
            <text:p>156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4233720734536" calcext:value-type="float">
            <text:p>82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9689054691376" calcext:value-type="float">
            <text:p>67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2.732546286105" calcext:value-type="float">
            <text:p>292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199143239167" calcext:value-type="float">
            <text:p>159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6715131323412" calcext:value-type="float">
            <text:p>96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26080403175" calcext:value-type="float">
            <text:p>117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1.717774191189" calcext:value-type="float">
            <text:p>141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3.4360270157166" calcext:value-type="float">
            <text:p>43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9434795368178" calcext:value-type="float">
            <text:p>71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829020361072" calcext:value-type="float">
            <text:p>129,8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871967221389" calcext:value-type="float">
            <text:p>107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0.257825398558" calcext:value-type="float">
            <text:p>170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1.2904627281319" calcext:value-type="float">
            <text:p>91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080346955014" calcext:value-type="float">
            <text:p>117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0.4715522471" calcext:value-type="float">
            <text:p>80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9.1725439562744" calcext:value-type="float">
            <text:p>89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3.6165471101974" calcext:value-type="float">
            <text:p>93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0034511493257" calcext:value-type="float">
            <text:p>72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2.327378016125" calcext:value-type="float">
            <text:p>122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2.22164618651" calcext:value-type="float">
            <text:p>132,2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5.917014077485" calcext:value-type="float">
            <text:p>135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729583321941" calcext:value-type="float">
            <text:p>131,7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2.924726571504" calcext:value-type="float">
            <text:p>152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1.054490963873" calcext:value-type="float">
            <text:p>221,1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7.0065623754044" calcext:value-type="float">
            <text:p>57,0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432553102065" calcext:value-type="float">
            <text:p>113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6.25429575186" calcext:value-type="float">
            <text:p>156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3.254594910084" calcext:value-type="float">
            <text:p>163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4969783361604" calcext:value-type="float">
            <text:p>70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1.413611551123" calcext:value-type="float">
            <text:p>121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0.38549066392" calcext:value-type="float">
            <text:p>250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7.256018020851" calcext:value-type="float">
            <text:p>127,3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522393128156" calcext:value-type="float">
            <text:p>158,5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60.586489314668" calcext:value-type="float">
            <text:p>260,6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3553177482328" calcext:value-type="float">
            <text:p>71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443882405921" calcext:value-type="float">
            <text:p>107,4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8979007286131" calcext:value-type="float">
            <text:p>97,9</text:p>
          </table:table-cell>
          <table:table-cell table:style-name="ce30" office:value-type="string" office:string-value="" calcext:value-type="error">
            <text:p>#VALUE!</text:p>
          </table:table-cell>
          <table:table-cell table:number-columns-repeated="243"/>
          <table:table-cell table:style-name="ce35"/>
        </table:table-row>
        <table:table-row table:style-name="ro1" table:number-rows-repeated="51">
          <table:table-cell table:number-columns-repeated="255"/>
          <table:table-cell table:style-name="ce35"/>
        </table:table-row>
        <table:table-row table:style-name="ro1" table:number-rows-repeated="10482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€ </number:text>
      <number:number number:decimal-places="0" loext:min-decimal-places="0" number:min-integer-digits="1" number:grouping="true"/>
    </number:number-style>
    <number:number-style style:name="N137">
      <number:text>-€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0P0" style:volatile="true">
      <number:text>€ </number:text>
      <number:number number:decimal-places="2" loext:min-decimal-places="2" number:min-integer-digits="1" number:grouping="true"/>
    </number:number-style>
    <number:number-style style:name="N140">
      <number:text>-€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€ 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number-style style:name="N155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31:39.3509631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41:52.214586853</dc:date>
    <meta:generator>LibreOffice/6.1.2.1$MacOSX_X86_64 LibreOffice_project/65905a128db06ba48db947242809d14d3f9a93fe</meta:generator>
    <meta:editing-duration>PT20M21S</meta:editing-duration>
    <meta:editing-cycles>15</meta:editing-cycles>
    <meta:document-statistic meta:table-count="2" meta:cell-count="579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1" loext:min-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365cm" svg:height="5.933cm" xlink:href=".." xlink:type="simple" chart:class="chart:scatter" chart:style-name="ch1">
        <chart:title svg:x="2.71cm" svg:y="0.25cm" chart:style-name="ch2">
          <text:p>Product Payoff</text:p>
        </chart:title>
        <chart:plot-area chart:style-name="ch3" table:cell-range-address="MonteCarloBlackScholes.K38:MonteCarloBlackScholes.L287" svg:x="0.361cm" svg:y="1.073cm" svg:width="7.888cm" svg:height="4.488cm">
          <chartooo:coordinate-region svg:x="1.163cm" svg:y="1.231cm" svg:width="6.73cm" svg:height="3.76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L38:MonteCarloBlackScholes.L287" chart:class="chart:scatter">
            <chart:domain table:cell-range-address="MonteCarloBlackScholes.K38:MonteCarloBlackScholes.K28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056998480871">
                <text:p>309.056998480871</text:p>
                <draw:g>
                  <svg:desc>MonteCarloBlackScholes.K38:MonteCarloBlackScholes.K287</svg:desc>
                </draw:g>
              </table:table-cell>
              <table:table-cell office:value-type="float" office:value="NaN">
                <text:p>NaN</text:p>
                <draw:g>
                  <svg:desc>MonteCarloBlackScholes.L38:MonteCarloBlackScholes.L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487694043639">
                <text:p>59.9487694043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968197334578">
                <text:p>76.596819733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068668906819">
                <text:p>222.068668906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0529853520923">
                <text:p>46.052985352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307229014511">
                <text:p>125.30722901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3788812780234">
                <text:p>84.3788812780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012793615087">
                <text:p>111.012793615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2769488033389">
                <text:p>66.2769488033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718852071058">
                <text:p>85.471885207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165585879246">
                <text:p>116.16558587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6304960055578">
                <text:p>56.630496005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943874819569">
                <text:p>198.94387481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.065447749233">
                <text:p>183.065447749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7864572562356">
                <text:p>49.786457256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748490742699">
                <text:p>110.74849074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26043804179">
                <text:p>101.26043804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18235305366">
                <text:p>86.418235305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3227126658305">
                <text:p>77.3227126658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5094014982714">
                <text:p>62.509401498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4368322056444">
                <text:p>67.436832205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509770911978">
                <text:p>113.50977091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4591649254013">
                <text:p>78.459164925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740482604354">
                <text:p>123.74048260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89612318806">
                <text:p>131.089612318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884234127637">
                <text:p>117.88423412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.481263912654">
                <text:p>258.481263912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.704190738973">
                <text:p>208.70419073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6817506711611">
                <text:p>68.681750671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9631441725">
                <text:p>101.963144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573245117528">
                <text:p>149.573245117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182227118561">
                <text:p>56.518222711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597755207944">
                <text:p>146.59775520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310327286282">
                <text:p>127.31032728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.504377563077">
                <text:p>161.50437756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.864555497545">
                <text:p>195.86455549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862552145758">
                <text:p>79.0862552145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984932527738">
                <text:p>158.984932527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.542121535402">
                <text:p>278.542121535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4843571033246">
                <text:p>78.484357103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9512043817369">
                <text:p>80.951204381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432787484972">
                <text:p>101.43278748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2248351018009">
                <text:p>85.224835101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.978997482106">
                <text:p>160.97899748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103370109154">
                <text:p>135.103370109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731508780597">
                <text:p>108.73150878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.2342105596075">
                <text:p>68.23421055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.520930754207">
                <text:p>198.52093075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.860628617724">
                <text:p>215.86062861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.760208482435">
                <text:p>335.76020848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71980148642">
                <text:p>98.887198014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7636804477435">
                <text:p>51.7636804477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.184739444374">
                <text:p>128.18473944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.10166070544">
                <text:p>120.1016607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8.937529873835">
                <text:p>188.93752987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775313027267">
                <text:p>50.3775313027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990643129536">
                <text:p>120.99064312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8329183395762">
                <text:p>55.8329183395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2238204876231">
                <text:p>84.2238204876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171838677456">
                <text:p>133.17183867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9945397367925">
                <text:p>72.99453973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.829397150269">
                <text:p>189.829397150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.101397087088">
                <text:p>106.10139708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.406721169149">
                <text:p>164.40672116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691678302595">
                <text:p>135.69167830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0018164333">
                <text:p>116.001816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.148712754966">
                <text:p>199.14871275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111478444961">
                <text:p>148.111478444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671907562846">
                <text:p>136.671907562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501041611234">
                <text:p>126.50104161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409947308376">
                <text:p>294.40994730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2.749855208964">
                <text:p>182.749855208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.75645872597">
                <text:p>157.7564587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847513869885">
                <text:p>84.84751386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022514802681">
                <text:p>164.02251480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.655044395936">
                <text:p>179.65504439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52707158577">
                <text:p>159.52707158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353178588422">
                <text:p>79.353178588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3694975194325">
                <text:p>63.369497519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.459793124514">
                <text:p>195.45979312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.195778315128">
                <text:p>101.19577831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230539611018">
                <text:p>81.12305396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.761349851893">
                <text:p>121.76134985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827772677564">
                <text:p>203.82777267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904440775848">
                <text:p>206.904440775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.986279893295">
                <text:p>196.986279893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.447555348525">
                <text:p>154.44755534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28711428225">
                <text:p>89.8228711428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667582653754">
                <text:p>67.66758265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0136781266774">
                <text:p>98.013678126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2687550306141">
                <text:p>73.268755030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861372481551">
                <text:p>118.86137248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.19336964843">
                <text:p>207.1933696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.329166862991">
                <text:p>114.32916686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.632696325837">
                <text:p>220.632696325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5516941921532">
                <text:p>62.551694192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610120788235">
                <text:p>124.6101207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4273651548952">
                <text:p>60.4273651548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654281521168">
                <text:p>49.65428152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.647219701479">
                <text:p>226.64721970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458190894379">
                <text:p>109.458190894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7705513226936">
                <text:p>56.770551322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4065086132324">
                <text:p>66.406508613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.027539163697">
                <text:p>148.02753916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.1780325389436">
                <text:p>68.178032538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0402188741184">
                <text:p>95.040218874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.553284562209">
                <text:p>166.55328456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114150835702">
                <text:p>107.11415083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8264814675954">
                <text:p>82.8264814675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.227684313991">
                <text:p>103.227684313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.555176195401">
                <text:p>118.55517619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.862704722385">
                <text:p>172.86270472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1439241131612">
                <text:p>37.1439241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.94950749527">
                <text:p>179.9495074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5866591227033">
                <text:p>84.586659122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8.629565023456">
                <text:p>188.62956502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.379162131339">
                <text:p>223.37916213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.027286154752">
                <text:p>151.02728615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931746377335">
                <text:p>111.931746377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35302187504">
                <text:p>108.13530218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.212520522614">
                <text:p>128.21252052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938284474528">
                <text:p>113.938284474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.291605615278">
                <text:p>224.29160561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.789493634963">
                <text:p>184.789493634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.547320599131">
                <text:p>129.54732059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56300342999">
                <text:p>137.5630034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9777030066083">
                <text:p>77.9777030066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698382307219">
                <text:p>101.69838230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.574489203618">
                <text:p>124.574489203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.546242072456">
                <text:p>116.54624207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617583801986">
                <text:p>188.61758380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771513845129">
                <text:p>106.77151384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.090522345857">
                <text:p>187.09052234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563621092755">
                <text:p>66.056362109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9022660890661">
                <text:p>74.9022660890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.15172657285">
                <text:p>222.15172657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411867509779">
                <text:p>170.41186750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9.223057432696">
                <text:p>329.22305743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.5842664202273">
                <text:p>96.584266420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.830172312307">
                <text:p>117.83017231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.826730357871">
                <text:p>178.82673035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1707816446744">
                <text:p>83.1707816446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1.439777362537">
                <text:p>241.43977736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.371373563894">
                <text:p>139.37137356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.320237186259">
                <text:p>134.32023718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9.411893748771">
                <text:p>189.411893748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81119668864">
                <text:p>258.8111966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970029867587">
                <text:p>36.9970029867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.2447858373412">
                <text:p>80.244785837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.659700059704">
                <text:p>109.659700059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.071329169423">
                <text:p>127.07132916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5163754723202">
                <text:p>90.516375472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.938259316508">
                <text:p>122.93825931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.393840554774">
                <text:p>117.39384055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.519571896101">
                <text:p>108.51957189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.062623313515">
                <text:p>88.06262331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5692462287566">
                <text:p>46.569246228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0855334161794">
                <text:p>74.085533416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629474990923">
                <text:p>143.62947499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1449102142143">
                <text:p>83.144910214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834813461722">
                <text:p>90.83481346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.79125705556">
                <text:p>221.7912570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.732526846635">
                <text:p>301.73252684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.086719878592">
                <text:p>104.08671987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7804983406978">
                <text:p>99.7804983406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450914262562">
                <text:p>49.45091426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5354316151847">
                <text:p>78.535431615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.333151311586">
                <text:p>213.33315131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.2961094356639">
                <text:p>49.2961094356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786420186419">
                <text:p>102.786420186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.769184856855">
                <text:p>137.76918485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293347635923">
                <text:p>176.29334763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4119041578684">
                <text:p>65.411904157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5440211981284">
                <text:p>98.544021198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.879305279919">
                <text:p>157.87930527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.35692019201">
                <text:p>125.3569201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7.984002548845">
                <text:p>537.98400254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.43082057634">
                <text:p>140.43082057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.500861411445">
                <text:p>113.50086141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7.475204269295">
                <text:p>137.475204269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078300469754">
                <text:p>102.078300469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4.610925588528">
                <text:p>194.61092558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.238760980343">
                <text:p>256.23876098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4121437833124">
                <text:p>72.412143783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.787020538543">
                <text:p>175.787020538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5.69758841515">
                <text:p>225.6975884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.532744978744">
                <text:p>149.53274497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6194356085289">
                <text:p>77.619435608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6956173251923">
                <text:p>79.695617325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3.650869490868">
                <text:p>143.650869490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03526068778">
                <text:p>118.30352606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.181829543806">
                <text:p>174.181829543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600343664845">
                <text:p>74.600343664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.157940662974">
                <text:p>209.15794066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.044081124157">
                <text:p>68.04408112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.641658943814">
                <text:p>146.64165894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412279781407">
                <text:p>82.41227978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.2527660048327">
                <text:p>84.2527660048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.352085836514">
                <text:p>164.35208583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.617275149114">
                <text:p>145.61727514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.065582978503">
                <text:p>154.065582978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.1621291422158">
                <text:p>79.162129142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885302740066">
                <text:p>146.88530274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495469232642">
                <text:p>107.49546923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434643685321">
                <text:p>101.434643685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.566078253108">
                <text:p>250.56607825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3.110449800583">
                <text:p>273.110449800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.416987686031">
                <text:p>153.41698768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.639719471641">
                <text:p>222.63971947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3.881191885442">
                <text:p>143.88119188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012291852101">
                <text:p>147.01229185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.61817293518">
                <text:p>123.6181729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.90899029123">
                <text:p>156.90899029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.4233720734536">
                <text:p>82.423372073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9689054691376">
                <text:p>66.968905469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732546286105">
                <text:p>292.732546286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.199143239167">
                <text:p>159.19914323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6715131323412">
                <text:p>96.671513132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26080403175">
                <text:p>117.26080403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717774191189">
                <text:p>141.71777419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.4360270157166">
                <text:p>43.436027015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9434795368178">
                <text:p>71.943479536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.829020361072">
                <text:p>129.82902036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.871967221389">
                <text:p>107.87196722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.257825398558">
                <text:p>170.257825398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.2904627281319">
                <text:p>91.290462728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080346955014">
                <text:p>117.08034695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4715522471">
                <text:p>80.471552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1725439562744">
                <text:p>89.172543956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.6165471101974">
                <text:p>93.616547110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0034511493257">
                <text:p>72.003451149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327378016125">
                <text:p>122.32737801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.22164618651">
                <text:p>132.2216461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5.917014077485">
                <text:p>135.917014077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729583321941">
                <text:p>131.72958332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.924726571504">
                <text:p>152.92472657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1.054490963873">
                <text:p>221.05449096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065623754044">
                <text:p>57.006562375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432553102065">
                <text:p>113.43255310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.25429575186">
                <text:p>156.2542957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.254594910084">
                <text:p>163.25459491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4969783361604">
                <text:p>70.496978336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.413611551123">
                <text:p>121.41361155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.38549066392">
                <text:p>250.3854906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256018020851">
                <text:p>127.256018020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.522393128156">
                <text:p>158.52239312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.586489314668">
                <text:p>260.58648931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3553177482328">
                <text:p>71.355317748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.443882405921">
                <text:p>107.443882405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.8979007286131">
                <text:p>97.89790072861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